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dcf50"/>
    </style:style>
    <style:style style:name="P2" style:family="paragraph" style:parent-style-name="Standard">
      <style:text-properties style:font-name="Liberation Serif" officeooo:paragraph-rsid="001dcf50"/>
    </style:style>
    <style:style style:name="P3" style:family="paragraph" style:parent-style-name="Standard" style:master-page-name="Standard">
      <style:paragraph-properties style:page-number="auto"/>
      <style:text-properties style:font-name="Liberation Serif" officeooo:paragraph-rsid="001dcf50"/>
    </style:style>
    <style:style style:name="P4" style:family="paragraph" style:parent-style-name="List_20_Paragraph" style:list-style-name="WWNum1">
      <style:text-properties style:font-name="Liberation Serif" officeooo:paragraph-rsid="001dcf50"/>
    </style:style>
    <style:style style:name="P5" style:family="paragraph" style:parent-style-name="List_20_Paragraph">
      <style:text-properties style:font-name="Liberation Serif" officeooo:paragraph-rsid="001dcf50"/>
    </style:style>
    <style:style style:name="P6" style:family="paragraph" style:parent-style-name="Normal_20__28_Web_29_">
      <style:text-properties style:font-name="Liberation Serif" officeooo:paragraph-rsid="001dcf50"/>
    </style:style>
    <style:style style:name="P7" style:family="paragraph" style:parent-style-name="Normal_20__28_Web_29_">
      <style:text-properties style:font-name="Liberation Serif" officeooo:rsid="00246b6a" officeooo:paragraph-rsid="00246b6a"/>
    </style:style>
    <style:style style:name="P8" style:family="paragraph" style:parent-style-name="Normal_20__28_Web_29_">
      <style:text-properties style:font-name="Liberation Serif" officeooo:paragraph-rsid="00262471"/>
    </style:style>
    <style:style style:name="P9" style:family="paragraph" style:parent-style-name="Normal_20__28_Web_29_">
      <style:text-properties style:font-name="Liberation Serif" officeooo:paragraph-rsid="0027e39c"/>
    </style:style>
    <style:style style:name="T1" style:family="text">
      <style:text-properties officeooo:rsid="001caeac"/>
    </style:style>
    <style:style style:name="T2" style:family="text">
      <style:text-properties fo:font-style="italic" style:font-style-asian="italic" style:font-style-complex="italic"/>
    </style:style>
    <style:style style:name="T3" style:family="text">
      <style:text-properties style:font-name="Liberation Serif"/>
    </style:style>
    <style:style style:name="T4" style:family="text">
      <style:text-properties style:font-name="Liberation Serif" officeooo:rsid="001caeac"/>
    </style:style>
    <style:style style:name="T5" style:family="text">
      <style:text-properties officeooo:rsid="0022cc46"/>
    </style:style>
    <style:style style:name="T6" style:family="text">
      <style:text-properties officeooo:rsid="0029c0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ithub : https://github.com/K-A-C-A/</text:p>
      <text:p text:style-name="P2">I)Presentation globale  : Unreal Tournament 2004</text:p>
      <text:p text:style-name="P2">Unreal Tournament 2004 est un fast FPS (first person shooter) qui se traduit en <text:span text:style-name="T1">français</text:span> par Jeu de tir à la <text:span text:style-name="T1">première</text:span> personne. Le jeu se déroule dans un univers futuriste, dans lequel les joueurs s’affrontent dans des combats sangl<text:span text:style-name="T1">a</text:span>nts, <text:s/>avec de puissantes armes ,dans différentes arènes. Selon le mode de jeu, les combats peuvent être individuels ou en équipe, il existe les modes de jeu suivants :</text:p>
      <text:list xml:id="list1555607262692231752" text:style-name="WWNum1">
        <text:list-item>
          <text:p text:style-name="P4">Capture the flag : L’objectif est de capturer le drapeau <text:span text:style-name="T1">ennemi</text:span> afin de la ramener dans sa base.</text:p>
        </text:list-item>
        <text:list-item>
          <text:p text:style-name="P4">Double Domination.</text:p>
        </text:list-item>
        <text:list-item>
          <text:p text:style-name="P4">Bombe de Ball.</text:p>
        </text:list-item>
        <text:list-item>
          <text:p text:style-name="P4">Deathmatch : le but de chaque joueurs est d’éliminer le plus de joueurs, en un nombre de morts minimal, selon un temps limité. Un classement des joueurs sera alors effectué selon leur statistiques. C’est pour ce mode de jeu que notre Bot sera codé.</text:p>
        </text:list-item>
      </text:list>
      <text:p text:style-name="P2">II) Présentation des armes <text:s/>et des objets</text:p>
      <text:p text:style-name="P2">Chaque joueurs <text:span text:style-name="T1">apparaît</text:span> dans <text:span text:style-name="T1">l’arène</text:span> avec 100 point de vie et 0 d’armure et en possession d’uniquement 2 armes de base. La vie de chaque joueurs varie de 0 a 199 (0 signifiant la mort du joueur ) et l’armure peut varier de 0 a 150 ,chaque dommage est d’abord appliqué a l’armure si le joueur en <text:span text:style-name="T1">possède</text:span> puis au points de vie du joueur (l’armure <text:span text:style-name="T1">réduit</text:span> les dommages pris selon le type d armure). <text:line-break/> Il existe plusieurs objets que les joueurs peuvent <text:span text:style-name="T1">récupérer</text:span> sur le champ de bataille. Ces objets fournissent aux joueurs des avantages tel que de la vie <text:span text:style-name="T1">supplémentaires</text:span>(existe en <text:span text:style-name="T1">différents</text:span> formats +5 ,+25 ou +100 ), de l’armure (+50 ou +100), de <text:span text:style-name="T1">l’adrénaline</text:span> (voir après) , des munitions , des armes ou une multiplication des dommages infligés pendant une dur<text:span text:style-name="T1">é</text:span>e <text:span text:style-name="T1">déterminée.</text:span></text:p>
      <text:p text:style-name="P6">Chacun de ces objets <text:span text:style-name="T1">réapparaît</text:span> toujours à la <text:span text:style-name="T1">même</text:span> position dans une <text:span text:style-name="T1">arène</text:span>, selon un <text:span text:style-name="T1">délai</text:span> <text:span text:style-name="T1">déterminé.</text:span></text:p>
      <text:p text:style-name="P2">Il existe 16 armes <text:span text:style-name="T1">différentes</text:span> dans ce jeu ,la manière de viser est <text:span text:style-name="T1">spécifique</text:span> a chaque arme , car il y a de multiple types d’armes toutes se comportant <text:span text:style-name="T1">différemment</text:span> et ayant des projectiles variants ,allant d’un simple hitscan a des tirs de projectiles plus lent, en passant par un lance grenade. </text:p>
      <text:p text:style-name="P2">Chaque armes dispose de 2 modes de tirs <text:span text:style-name="T1">différents</text:span> (tir principal :clic droit , tir secondaire :clic gauche) <text:s/>par exemple les 2 armes de bases : </text:p>
      <text:p text:style-name="P1"><text:span text:style-name="T3">Shield gun (marteau bouclier) </text:span><text:span text:style-name="guimenuitem"><text:span text:style-name="T3">tir primaire -&gt; attaque de </text:span></text:span><text:span text:style-name="guimenuitem"><text:span text:style-name="T4">portée</text:span></text:span><text:span text:style-name="guimenuitem"><text:span text:style-name="T3"> </text:span></text:span><text:span text:style-name="guimenuitem"><text:span text:style-name="T4">très</text:span></text:span><text:span text:style-name="guimenuitem"><text:span text:style-name="T3"> courte (</text:span></text:span><text:span text:style-name="guimenuitem"><text:span text:style-name="T4">corps</text:span></text:span><text:span text:style-name="guimenuitem"><text:span text:style-name="T3"> a </text:span></text:span><text:span text:style-name="guimenuitem"><text:span text:style-name="T4">corps</text:span></text:span><text:span text:style-name="guimenuitem"><text:span text:style-name="T3">) pouvant </text:span></text:span><text:span text:style-name="guimenuitem"><text:span text:style-name="T4">être</text:span></text:span><text:span text:style-name="guimenuitem"><text:span text:style-name="T3"> chargé pour infliger de gros dommages </text:span></text:span><text:span text:style-name="T3">; tir secondaire-&gt; crée un bouclier qui absorbe les dommages </text:span></text:p>
      <text:p text:style-name="P1"><text:span text:style-name="guimenuitem"><text:span text:style-name="T3">Assault Rifle (</text:span></text:span><text:span text:style-name="guimenuitem"><text:span text:style-name="T4">fusil</text:span></text:span><text:span text:style-name="guimenuitem"><text:span text:style-name="T3"> assaut ) : tir primaire -&gt; <text:s/>tir peu </text:span></text:span><text:span text:style-name="guimenuitem"><text:span text:style-name="T4">précis</text:span></text:span><text:span text:style-name="guimenuitem"><text:span text:style-name="T3"> , a faible dommage ,</text:span></text:span><text:span text:style-name="T3">hitscan </text:span></text:p>
      <text:p text:style-name="P2"><text:tab/><text:tab/><text:tab/>Tir secondaire -&gt; <text:s/>lance grenade pouvant <text:span text:style-name="T1">être</text:span> chargé pour <text:span text:style-name="T1">contrôler</text:span> la distance de tir</text:p>
      <text:p text:style-name="P6">Le système <text:span text:style-name="T1">d’adrénaline</text:span> :</text:p>
      <text:p text:style-name="P6"><text:span text:style-name="T1">L’adrénaline</text:span> se charge en faisant des kills ou en <text:span text:style-name="T1">récupérant</text:span> des <text:span text:style-name="T1">pilules. Lorsque</text:span> la jauge <text:span text:style-name="T1">d’adrénaline</text:span> atteint 100, le joueur peut effectuer un combo de son choix.Quatre combos sont ainsi disponibles dans le jeu et permettent respectivement d'augmenter la vitesse de déplacement (<text:span text:style-name="T2">speed</text:span>), de régénérer les points de vie en permanence (<text:span text:style-name="T2">booster</text:span>), de devenir invisible (<text:span text:style-name="T2">invisible</text:span>) ou d'augmenter la cadence de tir des armes (<text:span text:style-name="T2">berserk</text:span>). D'autres combos sont également disponibles via deux <text:span text:style-name="T2">mutators (options lors de la choix du mode de jeu)</text:span>, le premier permettant de réduire la taille de son personnage et l'autre permettant de se camoufler en se transformant en un élément de décor.</text:p>
      <text:p text:style-name="P8"><text:soft-page-break/>II)Les <text:span text:style-name="T1">déplacements</text:span> :</text:p>
      <text:p text:style-name="P8">Dans UT2004, il est très important rester en mouvement permanent pour ne pas <text:span text:style-name="T1">être</text:span> une cible facile des adversaires mais il est surtout très important de <text:span text:style-name="T1">connaître</text:span> bien la map et de savoir se <text:span text:style-name="T1">déplacer</text:span> vite d’un point a un autre pour <text:span text:style-name="T1">récupérer</text:span> une bonne arme ou de la vie avant ses adversaires. Pour cela il existe <text:span text:style-name="T1">différentes</text:span> <text:span text:style-name="T1">mécaniques</text:span> de jeu <text:span text:style-name="T1">implémentées.</text:span> Le saut et le double saut qu’il faut utiliser et abuser pour <text:span text:style-name="T1">être</text:span> plus difficile à toucher et pour atteindre des endroits sur élevés. L’esquive (dodge) utilisée en double cliquant sur une direction <text:span text:style-name="T1">projette</text:span> le joueur la direction qu’il souhaite depuis le sol ou un mur, ce qui peut permettre d aller plus vite qu’un <text:span text:style-name="T1">déplacement</text:span> classique si bien <text:span text:style-name="T1">exécuté</text:span> et qui peut <text:span text:style-name="T1">même</text:span> servir a monter les rebords. </text:p>
      <text:p text:style-name="P8">III) Choix du joueur</text:p>
      <text:p text:style-name="P6">Le joueur qui vient <text:span text:style-name="T1">d’apparaître</text:span> doit <text:span text:style-name="T1">généralement</text:span> se <text:span text:style-name="T1">hâter</text:span> de trouver des armes ainsi que de la vie tout en esquivant les joueurs adverses qui sont plus <text:span text:style-name="T1">équiper</text:span> que lui pour <text:span text:style-name="T1">éviter</text:span> de mourir.<text:span text:style-name="T5">Il faut donc choisir un chemin optimal (rapide et sans trop de risque)vers l'objet qu'il désire. </text:span><text:s/></text:p>
      <text:p text:style-name="P6">Une fois équipé le joueur va essayer de tuer les autres de <text:span text:style-name="T1">préférence</text:span> en engageant le combat sans que l adversaire le voit et en <text:span text:style-name="T1">évitant</text:span> de se faire prendre pour cible par plusieurs personnes et en <text:span text:style-name="T1">privilégiant</text:span> si c’est possible une position haute (high ground) car il est plus difficile de toucher quelqu’un en hauteur. </text:p>
      <text:p text:style-name="P6"><text:s/>Chaque joueur a des <text:span text:style-name="T1">préférences</text:span> concernant les armes du jeu et la situation ,par exemple si il se trouve dans des petits couloirs où il ne peut rencontrer que des adversaires a courtes portée il pourrait choisir une arme tel que le flak cannon qui est très efficace a courte <text:span text:style-name="T1">portée</text:span> , ou a contrario un lighting gun si il peut voir de loin et donc sniper ses adversaires. </text:p>
      <text:p text:style-name="P9">Pareillement si un joueur arrive a toucher un adversaire avec une roquette , il peut changer d’arme pour finir sa cible avec une arme avec laquelle il aura plus de facilité à toucher l’adversaire bien qu’elle inflige moins de <text:span text:style-name="T1">dégâts.</text:span> Si le joueur sait qu’un adversaire a peu de point de vie alors il peut essayer de le finir <text:span text:style-name="T1">même</text:span> si son arme n’est pas <text:span text:style-name="T1">très</text:span> bonne.</text:p>
      <text:p text:style-name="P6">Lors d’une rencontre avec un adversaire , le joueurs doit essayer de bouger de manière chaotique et <text:span text:style-name="T1">imprévisible</text:span> pour <text:span text:style-name="T1">être</text:span> difficile a viser ,soit en essayant de tuer l’adversaire soit en essayant de s<text:span text:style-name="T1">' échapper</text:span> vers des points de vie ou des armes tout en se couvrant (<text:span text:style-name="T1">c’est</text:span> a dire en tirant des projectiles en <text:span text:style-name="T1">prévision</text:span> du <text:span text:style-name="T1">déplacement</text:span> de l’adversaire <text:span text:style-name="T1">même</text:span> si il ne le voit pas par exemple en sortant d’un virage).</text:p>
      <text:p text:style-name="P7">Un bon joueur doit pouvoir prévoir ou il est probable de rencontrer un adversaire par exemple certains endroits de la map ne possédant ni armes ni objets intéressants sera peut être vide tandis que l'endroit ou est situé le multiplicateur de dommages sera très convoité. On peut aussi s'aider du son dans le jeu et parvenir à localiser un adversaire <text:span text:style-name="T6">et entendre si il se combat avec un autre</text:span>.</text:p>
      <text:p text:style-name="P6"><text:soft-page-break/></text:p>
      <text:p text:style-name="P6"/>
      <text:p text:style-name="P6">IV)Plannings Répartitions des taches</text:p>
      <text:p text:style-name="P6">TODO :D</text:p>
      <text:p text:style-name="P6">Tout doux</text:p>
      <text:p text:style-name="P6"/>
      <text:p text:style-name="P6"/>
      <text:p text:style-name="P6"/>
      <text:p text:style-name="P6"/>
      <text:p text:style-name="P6"/>
      <text:p text:style-name="P6"/>
      <text:p text:style-name="P2"/>
      <text:p text:style-name="P2"/>
      <text:p text:style-name="P1"><text:span text:style-name="T3">Shield gun (marteau bouclier) </text:span><text:span text:style-name="guimenuitem"><text:span text:style-name="T3">tir primaire -&gt; attaque de portee tres courte pouvant etre chargé pour infliger de gros dommages </text:span></text:span><text:span text:style-name="T3">; tir secondaire-&gt; crée un bouclier qui absorbe les dommages .</text:span></text:p>
      <text:p text:style-name="P2"/>
      <text:p text:style-name="P1"><text:span text:style-name="guimenuitem"><text:span text:style-name="T3">Assault Rifle (fussil assaut ) : tir primaire -&gt; <text:s/>tir peu precis , a faible dommage ,</text:span></text:span><text:span text:style-name="T3">hitscan </text:span></text:p>
      <text:p text:style-name="P2"><text:tab/><text:tab/><text:tab/>Tir secondaire -&gt; <text:s/>lance grenade </text:p>
      <text:p text:style-name="P2"/>
      <text:p text:style-name="P1"><text:span text:style-name="guimenuitem"><text:span text:style-name="T3">Bio-Rifle (fusil bio ) : <text:s/>tir primaire -&gt; <text:s/></text:span></text:span><text:span text:style-name="T3">envoie une petite boule d’acide qui colle aux surfaces ;</text:span></text:p>
      <text:p text:style-name="P2"><text:s/>Tir secondaire -&gt; <text:s/>attaque chargeable pour créer une grosse boule d’acide<text:tab/></text:p>
      <text:p text:style-name="P2"/>
      <text:p text:style-name="P1"><text:span text:style-name="guimenuitem"><text:span text:style-name="T3">Shock Rifle : tir primaire -&gt; <text:s/>tir </text:span></text:span><text:span text:style-name="T3">hitscan; Tir secondaire -&gt; Tir une boule d’energie lente .Un combo est possible utilisant le tir primaire sur la boule d’energie , provoquant son explosion et repoussant les joueurs a proximité.</text:span></text:p>
      <text:p text:style-name="P1"><text:span text:style-name="guimenuitem"><text:span text:style-name="T3">Link Gun : tir primaire -&gt; <text:s/>tirs des projectile</text:span></text:span><text:span text:style-name="T3"> plasma ; Tir secondaire-&gt; produit un rayon de courte portee (hitscan)</text:span></text:p>
      <text:p text:style-name="P1"><text:span text:style-name="guimenuitem"><text:span text:style-name="T3">Minigun : tir primaire -&gt; tir(hitscan) a cadence élevé mais moyennement precis </text:span></text:span><text:span text:style-name="T3">; </text:span></text:p>
      <text:p text:style-name="P1"><text:span text:style-name="T3">Tir secondaire-&gt;Tir(</text:span><text:span text:style-name="guimenuitem"><text:span text:style-name="T3">hitscan</text:span></text:span><text:span text:style-name="T3">)a cadence plus faible mais plus precis.</text:span></text:p>
      <text:p text:style-name="P1"><text:span text:style-name="guimenuitem"><text:span text:style-name="T3">Flak Cannon:</text:span></text:span><text:span text:style-name="T3"> </text:span><text:span text:style-name="guimenuitem"><text:span text:style-name="T3">tir primaire -&gt; Tir dans un rayon large des balles infligeant des gros degat a courtes portee mais plus la cible est loin plus les tirs sont dispersés.</text:span></text:span></text:p>
      <text:p text:style-name="P1"><text:soft-page-break/><text:span text:style-name="guimenuitem"><text:span text:style-name="T3"><text:s/></text:span></text:span><text:span text:style-name="T3">Tir secondaire-&gt;envois une grenade qui explose en envoyant des balles autour d elle.</text:span></text:p>
      <text:p text:style-name="P2"/>
      <text:p text:style-name="P1"><text:span text:style-name="guimenuitem"><text:span text:style-name="T3">Rocket Launcher (lance roquettes)-&gt;</text:span></text:span></text:p>
      <text:p text:style-name="P5"/>
      <text:p text:style-name="P2"><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guimenuitem"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0:29:04.489000000</meta:creation-date>
    <dc:date>2017-04-06T11:02:17.207000000</dc:date>
    <meta:editing-duration>PT32M14S</meta:editing-duration>
    <meta:editing-cycles>11</meta:editing-cycles>
    <meta:generator>LibreOffice/5.0.6.3$Windows_x86 LibreOffice_project/490fc03b25318460cfc54456516ea2519c11d1aa</meta:generator>
    <meta:document-statistic meta:table-count="0" meta:image-count="0" meta:object-count="0" meta:page-count="4" meta:paragraph-count="42" meta:word-count="1296" meta:character-count="7581" meta:non-whitespace-character-count="6292"/>
  </office:meta>
</office:document-meta>
</file>